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5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3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40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40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40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44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4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4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iciembre 202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number-columns-repeated="660" table:default-cell-style-name="ce1"/>
        <table:table-column table:style-name="co1" table:number-columns-repeated="355" table:default-cell-style-name="ce16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12-14" calcext:value-type="date">
            <text:p>14/12/2021</text:p>
          </table:table-cell>
          <table:table-cell office:value-type="time" office:time-value="PT20H25M00S" calcext:value-type="time">
            <text:p>20:25</text:p>
          </table:table-cell>
          <table:table-cell office:value-type="time" office:time-value="PT22H29M00S" calcext:value-type="time">
            <text:p>22:29</text:p>
          </table:table-cell>
          <table:table-cell table:formula="of:=[.D2]-[.C2]" office:value-type="time" office:time-value="PT02H04M00S" calcext:value-type="time">
            <text:p>02:04</text:p>
          </table:table-cell>
          <table:table-cell table:style-name="ce10"/>
          <table:table-cell office:value-type="currency" office:currency="USD" office:value="20.67" calcext:value-type="currency">
            <text:p>$ 20,67</text:p>
          </table:table-cell>
          <table:table-cell table:number-columns-repeated="2" office:value-type="currency" office:currency="USD" office:value="80" calcext:value-type="currency">
            <text:p>$ 80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12-22" calcext:value-type="date">
            <text:p>22/12/2021</text:p>
          </table:table-cell>
          <table:table-cell office:value-type="time" office:time-value="PT20H19M00S" calcext:value-type="time">
            <text:p>20:19</text:p>
          </table:table-cell>
          <table:table-cell office:value-type="time" office:time-value="PT20H59M00S" calcext:value-type="time">
            <text:p>20:59</text:p>
          </table:table-cell>
          <table:table-cell table:formula="of:=[.D4]-[.C4]" office:value-type="time" office:time-value="PT00H40M00S" calcext:value-type="time">
            <text:p>00:40</text:p>
          </table:table-cell>
          <table:table-cell table:style-name="ce10"/>
          <table:table-cell office:value-type="currency" office:currency="USD" office:value="6.67" calcext:value-type="currency">
            <text:p>$ 6,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5"/>
          <table:table-cell table:style-name="ce8" table:number-columns-repeated="3"/>
          <table:table-cell table:style-name="ce11"/>
          <table:table-cell table:style-name="ce14" table:formula="of:=[.G2]+[.G4]" office:value-type="currency" office:currency="USD" office:value="27.34" calcext:value-type="currency">
            <text:p>$ 27,34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4" table:formula="of:=[.I2]-[.G6]" office:value-type="currency" office:currency="USD" office:value="52.66" calcext:value-type="currency">
            <text:p>$ 52,66</text:p>
          </table:table-cell>
          <table:table-cell table:style-name="ce15" table:number-columns-repeated="660"/>
          <table:table-cell table:style-name="ce17" table:number-columns-repeated="355"/>
        </table:table-row>
        <table:table-row table:style-name="ro2">
          <table:table-cell table:number-columns-repeated="5"/>
          <table:table-cell table:style-name="ce10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o 2022" table:style-name="ta1">
        <table:table-column table:style-name="co1" table:default-cell-style-name="ce47"/>
        <table:table-column table:style-name="co10" table:default-cell-style-name="ce53"/>
        <table:table-column table:style-name="co11" table:default-cell-style-name="ce59"/>
        <table:table-column table:style-name="co6" table:default-cell-style-name="ce59"/>
        <table:table-column table:style-name="co12" table:default-cell-style-name="ce59"/>
        <table:table-column table:style-name="co13" table:default-cell-style-name="ce65"/>
        <table:table-column table:style-name="co14" table:default-cell-style-name="ce71"/>
        <table:table-column table:style-name="co15" table:default-cell-style-name="ce76"/>
        <table:table-column table:style-name="co4" table:default-cell-style-name="ce81"/>
        <table:table-row table:style-name="ro1">
          <table:table-cell/>
          <table:table-cell table:style-name="ce52" office:value-type="string" calcext:value-type="string">
            <text:p>Fecha</text:p>
          </table:table-cell>
          <table:table-cell table:style-name="ce58" office:value-type="string" calcext:value-type="string">
            <text:p>Inicio</text:p>
          </table:table-cell>
          <table:table-cell table:style-name="ce58" office:value-type="string" calcext:value-type="string">
            <text:p>Fin</text:p>
          </table:table-cell>
          <table:table-cell table:style-name="ce58" office:value-type="string" calcext:value-type="string">
            <text:p>Tiempo</text:p>
          </table:table-cell>
          <table:table-cell table:style-name="ce64" office:value-type="string" calcext:value-type="string">
            <text:p>Historial</text:p>
          </table:table-cell>
          <table:table-cell table:style-name="ce70" office:value-type="string" calcext:value-type="string">
            <text:p>Débito</text:p>
          </table:table-cell>
          <table:table-cell table:style-name="ce70" office:value-type="string" calcext:value-type="string">
            <text:p>Crédito</text:p>
          </table:table-cell>
          <table:table-cell table:style-name="ce70" office:value-type="string" calcext:value-type="string">
            <text:p>Balance</text:p>
          </table:table-cell>
        </table:table-row>
        <table:table-row table:style-name="ro2">
          <table:table-cell table:number-columns-repeated="8"/>
          <table:table-cell office:value-type="currency" office:currency="USD" office:value="52.66" calcext:value-type="currency">
            <text:p>$ 52,66</text:p>
          </table:table-cell>
        </table:table-row>
        <table:table-row table:style-name="ro2">
          <table:table-cell table:number-columns-repeated="7"/>
          <table:table-cell office:value-type="currency" office:currency="USD" office:value="100" calcext:value-type="currency">
            <text:p>$ 100,00</text:p>
          </table:table-cell>
          <table:table-cell/>
        </table:table-row>
        <table:table-row table:style-name="ro2">
          <table:table-cell table:style-name="ce48"/>
          <table:table-cell table:style-name="ce54"/>
          <table:table-cell table:style-name="ce60" table:number-columns-repeated="3"/>
          <table:table-cell table:style-name="ce66"/>
          <table:table-cell table:style-name="ce72"/>
          <table:table-cell table:style-name="ce77"/>
          <table:table-cell table:style-name="ce82" office:value-type="currency" office:currency="USD" office:value="152.66" calcext:value-type="currency">
            <text:p>$ 152,66</text:p>
          </table:table-cell>
        </table:table-row>
        <table:table-row table:style-name="ro2">
          <table:table-cell table:style-name="ce49"/>
          <table:table-cell table:style-name="ce55" office:value-type="date" office:date-value="2022-01-04" calcext:value-type="date">
            <text:p>04/01/22</text:p>
          </table:table-cell>
          <table:table-cell table:style-name="ce61" office:value-type="time" office:time-value="PT08H30M00S" calcext:value-type="time">
            <text:p>08:30</text:p>
          </table:table-cell>
          <table:table-cell table:style-name="ce61" office:value-type="time" office:time-value="PT10H57M00S" calcext:value-type="time">
            <text:p>10:57</text:p>
          </table:table-cell>
          <table:table-cell table:style-name="ce61" table:formula="of:=[.D5]-[.C5]" office:value-type="time" office:time-value="PT02H27M00S" calcext:value-type="time">
            <text:p>02:27</text:p>
          </table:table-cell>
          <table:table-cell table:style-name="ce67"/>
          <table:table-cell table:style-name="ce73" office:value-type="currency" office:currency="USD" office:value="24.32" calcext:value-type="currency">
            <text:p>$ 24,32</text:p>
          </table:table-cell>
          <table:table-cell table:style-name="ce78"/>
          <table:table-cell table:style-name="ce83"/>
        </table:table-row>
        <table:table-row table:style-name="ro2">
          <table:table-cell table:style-name="ce48"/>
          <table:table-cell table:style-name="ce54"/>
          <table:table-cell table:style-name="ce60" table:number-columns-repeated="3"/>
          <table:table-cell table:style-name="ce66"/>
          <table:table-cell table:style-name="ce72"/>
          <table:table-cell table:style-name="ce77"/>
          <table:table-cell table:style-name="ce82" table:formula="of:=[.I4]-[.G5]" office:value-type="currency" office:currency="USD" office:value="128.34" calcext:value-type="currency">
            <text:p>$ 128,34</text:p>
          </table:table-cell>
        </table:table-row>
        <table:table-row table:style-name="ro2">
          <table:table-cell table:style-name="ce50"/>
          <table:table-cell table:style-name="ce56"/>
          <table:table-cell table:style-name="ce62" table:number-columns-repeated="3"/>
          <table:table-cell table:style-name="ce68"/>
          <table:table-cell table:style-name="ce74"/>
          <table:table-cell table:style-name="ce79"/>
          <table:table-cell table:style-name="ce84"/>
        </table:table-row>
        <table:table-row table:style-name="ro2">
          <table:table-cell table:style-name="ce51"/>
          <table:table-cell table:style-name="ce57" office:value-type="date" office:date-value="2022-02-11" calcext:value-type="date">
            <text:p>11/02/22</text:p>
          </table:table-cell>
          <table:table-cell table:number-columns-repeated="3" table:style-name="ce63" office:value-type="string" calcext:value-type="string">
            <text:p>?</text:p>
          </table:table-cell>
          <table:table-cell table:style-name="ce69"/>
          <table:table-cell table:style-name="ce75" office:value-type="string" calcext:value-type="string">
            <text:p>?</text:p>
          </table:table-cell>
          <table:table-cell table:style-name="ce80"/>
          <table:table-cell table:style-name="ce85"/>
        </table:table-row>
        <table:table-row table:style-name="ro2">
          <table:table-cell table:style-name="ce50"/>
          <table:table-cell table:style-name="ce56"/>
          <table:table-cell table:style-name="ce62" table:number-columns-repeated="3"/>
          <table:table-cell table:style-name="ce68"/>
          <table:table-cell table:style-name="ce74"/>
          <table:table-cell table:style-name="ce79"/>
          <table:table-cell table:style-name="ce84"/>
        </table:table-row>
        <table:table-row table:style-name="ro2">
          <table:table-cell table:style-name="ce49"/>
          <table:table-cell table:style-name="ce55" office:value-type="date" office:date-value="2022-01-18" calcext:value-type="date">
            <text:p>18/01/22</text:p>
          </table:table-cell>
          <table:table-cell table:style-name="ce61" office:value-type="time" office:time-value="PT08H30M00S" calcext:value-type="time">
            <text:p>08:30</text:p>
          </table:table-cell>
          <table:table-cell table:style-name="ce61" office:value-type="time" office:time-value="PT10H00M00S" calcext:value-type="time">
            <text:p>10:00</text:p>
          </table:table-cell>
          <table:table-cell table:style-name="ce61" table:formula="of:=[.D10]-[.C10]" office:value-type="time" office:time-value="PT01H30M00S" calcext:value-type="time">
            <text:p>01:30</text:p>
          </table:table-cell>
          <table:table-cell table:style-name="ce67"/>
          <table:table-cell table:style-name="ce73" office:value-type="currency" office:currency="USD" office:value="15" calcext:value-type="currency">
            <text:p>$ 15,00</text:p>
          </table:table-cell>
          <table:table-cell table:style-name="ce78"/>
          <table:table-cell table:style-name="ce83"/>
        </table:table-row>
        <table:table-row table:style-name="ro2">
          <table:table-cell table:style-name="ce50"/>
          <table:table-cell table:style-name="ce56"/>
          <table:table-cell table:style-name="ce62" table:number-columns-repeated="3"/>
          <table:table-cell table:style-name="ce68"/>
          <table:table-cell table:style-name="ce74"/>
          <table:table-cell table:style-name="ce79"/>
          <table:table-cell table:style-name="ce84"/>
        </table:table-row>
        <table:table-row table:style-name="ro2">
          <table:table-cell table:style-name="ce49"/>
          <table:table-cell table:style-name="ce55" office:value-type="date" office:date-value="2022-02-23" calcext:value-type="date">
            <text:p>23/02/22</text:p>
          </table:table-cell>
          <table:table-cell table:style-name="ce61" office:value-type="time" office:time-value="PT08H15M00S" calcext:value-type="time">
            <text:p>08:15</text:p>
          </table:table-cell>
          <table:table-cell table:style-name="ce61" office:value-type="time" office:time-value="PT09H45M00S" calcext:value-type="time">
            <text:p>09:45</text:p>
          </table:table-cell>
          <table:table-cell table:style-name="ce61" office:value-type="time" office:time-value="PT00H30M00S" calcext:value-type="time">
            <text:p>00:30</text:p>
          </table:table-cell>
          <table:table-cell table:style-name="ce67"/>
          <table:table-cell table:style-name="ce73" office:value-type="currency" office:currency="USD" office:value="5" calcext:value-type="currency">
            <text:p>$ 5,00</text:p>
          </table:table-cell>
          <table:table-cell table:style-name="ce78" office:value-type="currency" office:currency="USD" office:value="50" calcext:value-type="currency">
            <text:p>$ 50,00</text:p>
          </table:table-cell>
          <table:table-cell table:style-name="ce83" table:formula="of:=[.I6]+[.H12]" office:value-type="currency" office:currency="USD" office:value="178.34" calcext:value-type="currency">
            <text:p>$ 178,34</text:p>
          </table:table-cell>
        </table:table-row>
        <table:table-row table:style-name="ro2">
          <table:table-cell table:style-name="ce50"/>
          <table:table-cell table:style-name="ce56"/>
          <table:table-cell table:style-name="ce62" table:number-columns-repeated="3"/>
          <table:table-cell table:style-name="ce68"/>
          <table:table-cell table:style-name="ce74"/>
          <table:table-cell table:style-name="ce79"/>
          <table:table-cell table:style-name="ce84"/>
        </table:table-row>
        <table:table-row table:style-name="ro2">
          <table:table-cell table:style-name="ce48"/>
          <table:table-cell table:style-name="ce54"/>
          <table:table-cell table:style-name="ce60" table:number-columns-repeated="3"/>
          <table:table-cell table:style-name="ce66"/>
          <table:table-cell table:style-name="ce72" table:formula="of:=[.G10]+[.G12]" office:value-type="currency" office:currency="USD" office:value="20" calcext:value-type="currency">
            <text:p>$ 20,00</text:p>
          </table:table-cell>
          <table:table-cell table:style-name="ce77"/>
          <table:table-cell table:style-name="ce82" table:formula="of:=[.I12]-[.G14]" office:value-type="currency" office:currency="USD" office:value="158.34" calcext:value-type="currency">
            <text:p>$ 158,34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style-name="ce48" office:value-type="string" calcext:value-type="string">
            <text:p>Total</text:p>
          </table:table-cell>
          <table:table-cell table:style-name="ce54"/>
          <table:table-cell table:style-name="ce60" table:number-columns-repeated="3"/>
          <table:table-cell table:style-name="ce66"/>
          <table:table-cell table:style-name="ce72"/>
          <table:table-cell table:style-name="ce77"/>
          <table:table-cell table:style-name="ce82"/>
        </table:table-row>
      </table:table>
      <table:table table:name="febrero 2022" table:style-name="ta1">
        <table:table-column table:style-name="co1" table:default-cell-style-name="ce1"/>
        <table:table-column table:style-name="co1" table:default-cell-style-name="ce36"/>
        <table:table-column table:style-name="co1" table:number-columns-repeated="3" table:default-cell-style-name="ce7"/>
        <table:table-column table:style-name="co1" table:default-cell-style-name="ce10"/>
        <table:table-column table:style-name="co1" table:number-columns-repeated="3" table:default-cell-style-name="ce13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Tiempo</text:p>
          </table:table-cell>
          <table:table-cell table:style-name="ce9" office:value-type="string" calcext:value-type="string">
            <text:p>Historial</text:p>
          </table:table-cell>
          <table:table-cell table:style-name="ce12" office:value-type="string" calcext:value-type="string">
            <text:p>Débito</text:p>
          </table:table-cell>
          <table:table-cell table:style-name="ce12" office:value-type="string" calcext:value-type="string">
            <text:p>Crédito</text:p>
          </table:table-cell>
          <table:table-cell table:style-name="ce12" office:value-type="string" calcext:value-type="string">
            <text:p>Balance</text:p>
          </table:table-cell>
          <table:table-cell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15"/>
          <table:table-cell table:style-name="ce42"/>
          <table:table-cell table:style-name="ce43" table:number-columns-repeated="3"/>
          <table:table-cell table:style-name="ce44"/>
          <table:table-cell table:style-name="ce45" table:number-columns-repeated="3"/>
          <table:table-cell table:style-name="ce4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3:41:01.418535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2.5.2$Linux_X86_64 LibreOffice_project/20$Build-2</meta:generator>
    <meta:editing-cycles>0</meta:editing-cycles>
    <meta:editing-duration>P0D</meta:editing-duration>
    <meta:document-statistic meta:table-count="3" meta:cell-count="71" meta:object-count="0"/>
  </office:meta>
</office:document-meta>
</file>